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Text_20_body">
      <style:paragraph-properties fo:margin-left="0cm" fo:margin-right="0cm" fo:text-align="justify" style:justify-single-word="false" fo:text-indent="0cm" style:auto-text-indent="false"/>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Footnote">
      <style:text-properties fo:font-style="normal" style:font-style-asian="normal" style:font-style-complex="normal"/>
    </style:style>
    <style:style style:name="P145" style:family="paragraph" style:parent-style-name="Text_20_body">
      <style:paragraph-properties loext:contextual-spacing="false" fo:margin-top="0cm" fo:margin-bottom="0.212cm" fo:text-align="justify" style:justify-single-word="false"/>
      <style:text-properties fo:language="en" fo:country="US"/>
    </style:style>
    <style:style style:name="P14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7" style:family="paragraph" style:parent-style-name="Standard">
      <style:text-properties fo:font-style="italic" style:font-style-asian="italic" style:font-style-complex="italic"/>
    </style:style>
    <style:style style:name="P148" style:family="paragraph" style:parent-style-name="Heading_20_1">
      <style:paragraph-properties fo:margin-left="0cm" fo:margin-right="0cm" fo:text-align="center" style:justify-single-word="false" fo:text-indent="0.499cm" style:auto-text-indent="false"/>
    </style:style>
    <style:style style:name="P149" style:family="paragraph" style:parent-style-name="Heading_20_2">
      <style:text-properties fo:language="en" fo:country="US"/>
    </style:style>
    <style:style style:name="P150" style:family="paragraph" style:parent-style-name="Heading_20_2">
      <style:paragraph-properties fo:text-align="justify" style:justify-single-word="false"/>
    </style:style>
    <style:style style:name="P151" style:family="paragraph" style:parent-style-name="Heading_20_3">
      <style:text-properties fo:language="ru" fo:country="RU"/>
    </style:style>
    <style:style style:name="P152"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3" style:family="paragraph" style:parent-style-name="Text_20_body">
      <style:paragraph-properties fo:margin-left="0cm" fo:margin-right="0cm" fo:text-align="justify" style:justify-single-word="false" fo:text-indent="0.499cm" style:auto-text-indent="false"/>
    </style:style>
    <style:style style:name="P154"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loext:char-shading-value="0"/>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loext:char-shading-value="0"/>
    </style:style>
    <style:style style:name="T58" style:family="text">
      <style:text-properties style:text-line-through-style="solid"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52"/>
      <text:h text:style-name="P149"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1">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1">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1">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1">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9"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9"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2426688524867068306" text:style-name="L1">
        <text:list-item>
          <text:p text:style-name="P15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1">– <text:span text:style-name="T1">Восемь, учитель!</text:span></text:p><text:p text:style-name="P141">–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9"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9" text:outline-level="2"><text:soft-page-break/>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В полдень,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сь.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Рада тебя видеть. – аликорница рассеянно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text:soft-page-break/>– О, да, уже пять дней как.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7"/>
      <text:p text:style-name="P47"><text:soft-page-break/>Я подошёл к аликорнице и прикоснулся к её шее.</text:p>
      <text:p text:style-name="P47">– Всё в порядке. Я тебя извиняю — и ценю твоё признание. Сам бы я 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бы себя правым до последнего. Ещё и послал бы подальше.</text:p>
      <text:p text:style-name="P47"/>
      <text:p text:style-name="P47">Аликорница насмешливо покачала головой.</text:p>
      <text:p text:style-name="P47">–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7">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7">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7"/>
      <text:p text:style-name="P47">Аликорница потёрла висок и растерянно посмотрела на меня. От меня не укрылись мешки под её глазами.</text:p>
      <text:p text:style-name="P47">–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7"/>
      <text:p text:style-name="P47">Опять эти тревожные заморочки о конце света! Впрочем, ты уже привык к ним, Анон.</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7"/>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После чего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енную поверхность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text:soft-page-break/></text:p>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0"/>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text:span><text:span text:style-name="T28">гордое и </text:span><text:span text:style-name="T28">упрямое племя. </text:span><text:span text:style-name="T28">В своё время нам с сестрой пришлось проявить буквально чудеса дипломатии </text:span><text:span text:style-name="T28">и такта</text:span><text:span text:style-name="T28"> для того, чтобы не позволить им развязать самоубийственную войну со всей Эквестрией.</text:span><text:span text:style-name="T28"> </text:span><text:span text:style-name="T28">И</text:span><text:span text:style-name="T28"> </text:span><text:span text:style-name="T28">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text:span><text:span text:style-name="T11">редким</text:span><text:span text:style-name="T11">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text:span text:style-name="T11">Солнечные </text:span><text:span text:style-name="T11">лучи пробили тучи и осветили </text:span><text:span text:style-name="T11">небо. </text:span><text:span text:style-name="T11">Мелкая изморось, покрывшая шёрстку жеребят бахромой </text:span><text:span text:style-name="T11">прохладных </text:span><text:span text:style-name="T11">капелек, испарилась. </text:span><text:span text:style-name="T11">Тепло окутало озябшие тельца.</text:span><text:span text:style-name="T11"> </text:span><text:span text:style-name="T11">Бинки перестала дрожать.</text:span></text:p>
      <text:p text:style-name="P15"/>
      <text:p text:style-name="P1"><text:span text:style-name="T1">– </text:span><text:span text:style-name="T11">Видишь? </text:span><text:span text:style-name="T11">Я хоть и не пегас,</text:span><text:span text:style-name="T11"> но тоже кое-что могу </text:span><text:span text:style-name="T11">в плане погоды</text:span><text:span text:style-name="T11">, </text:span><text:span text:style-name="T1">– </text:span><text:span text:style-name="T1">прошептала</text:span><text:span text:style-name="T1">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озорн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7">–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7"/>
      <text:p text:style-name="P47">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7"/>
      <text:p text:style-name="P47"><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
      <text:p text:style-name="P47">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
      <text:p text:style-name="P47">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тогда завёлся, чем я несказанно горжусь!</text:p>
      <text:p text:style-name="P47"/>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text:p text:style-name="P47">–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
      <text:p text:style-name="P47">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7"/>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text:span><text:soft-page-break/><text:span text:style-name="T11">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text:span><text:span text:style-name="T11">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text:soft-page-break/>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oft-page-break/><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3">Мне печалиться не стоит</text:p><text:p text:style-name="P143">Жизнь прекрасна и полн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 —</text:p><text:p text:style-name="P143">Но друзья остались в прошлом,</text:p><text:p text:style-name="P143">Пустота пришла в мой 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text:soft-page-break/>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text:soft-page-break/>–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text:soft-page-break/>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text:soft-page-break/>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text:soft-page-break/></text:p>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text:soft-page-break/>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text:soft-page-break/>–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text:soft-page-break/></text:p>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text:soft-page-break/>–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text:soft-page-break/>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2">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text:span><text:span text:style-name="T4">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text:soft-page-break/>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text:soft-page-break/>–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text:soft-page-break/>–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text:soft-page-break/>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text:soft-page-break/>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text:span><text:soft-page-break/><text:span text:style-name="T21">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text:soft-page-break/>–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text:soft-page-break/>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soft-page-break/>~~~</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text:soft-page-break/>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soft-page-break/>~~~</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text:soft-page-break/>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text:soft-page-break/>–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text:soft-page-break/></text:p>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text:soft-page-break/>–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text:soft-page-break/>–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text:soft-page-break/>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text:soft-page-break/></text:p>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text:soft-page-break/>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oft-page-break/><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text:soft-page-break/>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oft-page-break/><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text:soft-page-break/>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text:soft-page-break/>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oft-page-break/><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oft-page-break/><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oft-page-break/><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oft-page-break/><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oft-page-break/><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oft-page-break/><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text:soft-page-break/></text:p>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text:soft-page-break/>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text:soft-page-break/></text:p>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pan text:style-name="T34">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7"/>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text:soft-page-break/>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text:soft-page-break/>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text:soft-page-break/>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text:span><text:span text:style-name="T25">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text:soft-page-break/>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text:soft-page-break/>–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text:span><text:span text:style-name="T24">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2">Когорта <text:span text:style-name="T49">–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Абсолютного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Абсолютного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2">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0"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2">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text:soft-page-break/>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text:soft-page-break/>–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2">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text:soft-page-break/></text:p>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oft-page-break/><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text:soft-page-break/>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2">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text:soft-page-break/>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text:soft-page-break/>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text:soft-page-break/>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text:soft-page-break/></text:p>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1"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soft-page-break/>…</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text:soft-page-break/>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6"/>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5">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9" text:outline-level="2">2<text:span text:style-name="T1">9</text:span>. Отбытие</text:h>
      <text:p text:style-name="P113"/>
      <text:p text:style-name="P100"><text:span text:style-name="T11">– </text:span>Оп-па! – пробормотала Эпплджек. – Нежданчик!</text:p>
      <text:p text:style-name="P100"><text:soft-page-break/>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text:soft-page-break/>–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oft-page-break/><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text:soft-page-break/>–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4">–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1">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0-29T16:13:40.57</dc:date>
    <meta:editing-duration>P151DT41M15S</meta:editing-duration>
    <meta:editing-cycles>9560</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43" meta:paragraph-count="4806" meta:word-count="106507" meta:character-count="677377"/>
  </office:meta>
</office:document-meta>
</file>